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77fb" officeooo:paragraph-rsid="001377f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377fb" officeooo:paragraph-rsid="001377fb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377fb"/>
    </style:style>
    <style:style style:name="P4" style:family="paragraph" style:parent-style-name="Standard">
      <style:paragraph-properties fo:text-align="start" style:justify-single-word="false"/>
      <style:text-properties officeooo:rsid="001385a9" officeooo:paragraph-rsid="001385a9"/>
    </style:style>
    <style:style style:name="P5" style:family="paragraph" style:parent-style-name="Standard">
      <style:paragraph-properties fo:text-align="start" style:justify-single-word="false"/>
      <style:text-properties officeooo:rsid="00140c6b" officeooo:paragraph-rsid="00140c6b"/>
    </style:style>
    <style:style style:name="T1" style:family="text">
      <style:text-properties officeooo:rsid="001377fb"/>
    </style:style>
    <style:style style:name="T2" style:family="text">
      <style:text-properties officeooo:rsid="001385a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><draw:frame draw:style-name="fr1" draw:name="Object1" text:anchor-type="paragraph" svg:x="0.1075in" svg:y="0.1563in" svg:width="6.6189in" svg:height="0.6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Question 2:</text:p>
      <text:list xml:id="list3674936881" text:style-name="L1">
        <text:list-item>
          <text:p text:style-name="P2">Find a circle shape.</text:p>
        </text:list-item>
        <text:list-item>
          <text:p text:style-name="P2">Not effected.</text:p>
        </text:list-item>
        <text:list-item>
          <text:p text:style-name="P2">Shapes calculation:</text:p>
          <text:p text:style-name="P3"><text:span text:style-name="T1">Circle:<text:tab/><text:tab/><text:tab/>Square:<text:tab/><text:tab/></text:span>Hexagon:</text:p>
          <text:p text:style-name="P2"><draw:frame draw:style-name="fr2" draw:name="Object2" text:anchor-type="as-char" svg:y="-0.2681in" svg:width="0.8071in" svg:height="0.452in" draw:z-index="1"><draw:object xlink:href="./Object 2" xlink:type="simple" xlink:show="embed" xlink:actuate="onLoad"/><draw:image xlink:href="./ObjectReplacements/Object 2" xlink:type="simple" xlink:show="embed" xlink:actuate="onLoad"/></draw:frame><text:tab/> <text:s text:c="9"/><draw:frame draw:style-name="fr2" draw:name="Object3" text:anchor-type="as-char" svg:y="-0.2681in" svg:width="0.7528in" svg:height="0.4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 text:c="13"/><draw:frame draw:style-name="fr2" draw:name="Object4" text:anchor-type="as-char" svg:y="-0.4665in" svg:width="1.2957in" svg:height="0.651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"><text:line-break/>Doesnt assist in distinguishing polygons.</text:span></text:p>
        </text:list-item>
      </text:list>
      <text:p text:style-name="P4"/>
      <text:p text:style-name="P4">Question 3:</text:p>
      <text:p text:style-name="P4"/>
      <text:p text:style-name="P4"/>
      <text:p text:style-name="P4"/>
      <text:p text:style-name="P4"/>
      <text:p text:style-name="P4"/>
      <text:p text:style-name="P5">Question 4:</text:p>
      <text:p text:style-name="P5"/>
      <text:p text:style-name="P5"><text:tab/> If the image would move or rotate or change sizes, than the property would be irrelevant.</text:p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44:47.076232662</meta:creation-date>
    <dc:date>2018-04-21T17:56:04.215116907</dc:date>
    <meta:editing-duration>PT43S</meta:editing-duration>
    <meta:editing-cycles>1</meta:editing-cycles>
    <meta:document-statistic meta:table-count="0" meta:image-count="0" meta:object-count="4" meta:page-count="1" meta:paragraph-count="10" meta:word-count="43" meta:character-count="287" meta:non-whitespace-character-count="226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5.85pt"/>
    </style:style>
    <style:style style:name="co4" style:family="table-column">
      <style:table-column-properties fo:break-before="auto" style:column-width="24.4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23.84pt"/>
    </style:style>
    <style:style style:name="co7" style:family="table-column">
      <style:table-column-properties fo:break-before="auto" style:column-width="27.21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number-columns-repeated="2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2" table:number-columns-repeated="2" table:default-cell-style-name="ce3"/>
        <table:table-column table:style-name="co4" table:default-cell-style-name="ce3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’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15:53:09.485257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frac>
        <mrow>
          <mn>4</mn>
          <msup>
            <mi>π</mi>
            <mn>2</mn>
          </msup>
          <msup>
            <mi>a</mi>
            <mn>2</mn>
          </msup>
        </mrow>
        <msup>
          <mrow>
            <mo fence="true" stretchy="false">(</mo>
            <mrow>
              <mrow>
                <mn>2</mn>
                <mi>π</mi>
                <mi>a</mi>
              </mrow>
            </mrow>
            <mo fence="true" stretchy="false">)</mo>
          </mrow>
          <mn>2</mn>
        </msup>
      </mfrac>
      <mo stretchy="false">=</mo>
      <mn>1</mn>
    </mrow>
    <annotation encoding="StarMath 5.0">{4%pi^2 a^2} over {(2%pi a)^2}  = 1</annotation>
  </semantics>
</math>
</file>

<file path=Object 3/content.xml><?xml version="1.0" encoding="utf-8"?>
<math xmlns="http://www.w3.org/1998/Math/MathML" display="block">
  <semantics>
    <mrow>
      <mfrac>
        <mrow>
          <mn>4</mn>
          <mi>π</mi>
          <msup>
            <mi>a</mi>
            <mn>2</mn>
          </msup>
        </mrow>
        <msup>
          <mrow>
            <mo fence="true" stretchy="false">(</mo>
            <mrow>
              <mrow>
                <mn>4</mn>
                <mi>a</mi>
              </mrow>
            </mrow>
            <mo fence="true" stretchy="false">)</mo>
          </mrow>
          <mn>2</mn>
        </msup>
      </mfrac>
      <mo stretchy="false">=</mo>
      <mfrac>
        <mi>π</mi>
        <mn>4</mn>
      </mfrac>
    </mrow>
    <annotation encoding="StarMath 5.0">{4%pi a^2} over {(4 a)^2}  = {%pi} over {4} </annotation>
  </semantics>
</math>
</file>

<file path=Object 4/content.xml><?xml version="1.0" encoding="utf-8"?>
<math xmlns="http://www.w3.org/1998/Math/MathML" display="block">
  <semantics>
    <mrow>
      <mfrac>
        <mrow>
          <mn>4</mn>
          <mi>π</mi>
          <mfrac>
            <mrow>
              <mn>3</mn>
              <msqrt>
                <mn>3</mn>
              </msqrt>
            </mrow>
            <mn>2</mn>
          </mfrac>
          <msup>
            <mi>a</mi>
            <mn>2</mn>
          </msup>
        </mrow>
        <msup>
          <mrow>
            <mo fence="true" stretchy="false">(</mo>
            <mrow>
              <mrow>
                <mn>6</mn>
                <mi>a</mi>
              </mrow>
            </mrow>
            <mo fence="true" stretchy="false">)</mo>
          </mrow>
          <mn>2</mn>
        </msup>
      </mfrac>
      <mo stretchy="false">=</mo>
      <mfrac>
        <mrow>
          <msqrt>
            <mn>3</mn>
          </msqrt>
          <mi>π</mi>
        </mrow>
        <mn>6</mn>
      </mfrac>
    </mrow>
    <annotation encoding="StarMath 5.0">{4%pi {3 sqrt{3} } over {2} a^2 } over {(6 a)^2}  = {sqrt{3} %pi} over {6} </annotation>
  </semantics>
</math>
</file>